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9.85pt"/>
    </style:style>
    <style:style style:name="co2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number-columns-repeated="19" table:default-cell-style-name="Default"/>
        <table:table-column table:style-name="co2" table:number-columns-repeated="1005" table:default-cell-style-name="Default"/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Did the robot always track which color drill you were constructing?</text:p>
          </table:table-cell>
          <table:table-cell table:style-name="ce7" office:value-type="string" calcext:value-type="string">
            <text:p>How often did the robot bring you the part you needed at the time that you needed it?</text:p>
          </table:table-cell>
          <table:table-cell table:style-name="ce7" office:value-type="string" calcext:value-type="string">
            <text:p>How often did the robot bring you a part you didn’t need at that time?</text:p>
          </table:table-cell>
          <table:table-cell table:style-name="ce7" office:value-type="string" calcext:value-type="string">
            <text:p>How often did you have to slow down or wait because the robot did not provide you with what you needed?</text:p>
          </table:table-cell>
          <table:table-cell table:style-name="ce7" office:value-type="string" calcext:value-type="string">
            <text:p>How often did you have to change what you were building because the robot did not provide you with what you needed?</text:p>
          </table:table-cell>
          <table:table-cell table:style-name="ce7" office:value-type="string" calcext:value-type="string">
            <text:p>Did the robot adapt its behavior to your actions?</text:p>
          </table:table-cell>
          <table:table-cell table:style-name="ce7" office:value-type="string" calcext:value-type="string">
            <text:p>How mentally demanding was the task?</text:p>
          </table:table-cell>
          <table:table-cell table:style-name="ce7" office:value-type="string" calcext:value-type="string">
            <text:p>How physically demanding was the task?</text:p>
          </table:table-cell>
          <table:table-cell table:style-name="ce7" office:value-type="string" calcext:value-type="string">
            <text:p>How hurried or rushed was the pace of the task?</text:p>
          </table:table-cell>
          <table:table-cell table:style-name="ce7" office:value-type="string" calcext:value-type="string">
            <text:p>How successful were you in accomplishing what you were asked to do?</text:p>
          </table:table-cell>
          <table:table-cell table:style-name="ce7" office:value-type="string" calcext:value-type="string">
            <text:p>How hard did you have to work to accomplish your level of performance?</text:p>
          </table:table-cell>
          <table:table-cell table:style-name="ce7" office:value-type="string" calcext:value-type="string">
            <text:p>How insecure, discouraged, irritated, stressed, and annoyed were you?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12T16:58:11.546" calcext:value-type="date">
            <text:p>7/12/2021 16:58:12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4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13T15:12:39.844" calcext:value-type="date">
            <text:p>7/13/2021 15:12:40</text:p>
          </table:table-cell>
          <table:table-cell table:style-name="ce9" office:value-type="string" calcext:value-type="string">
            <text:p>Yes</text:p>
          </table:table-cell>
          <table:table-cell table:number-columns-repeated="4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15T14:45:55.809" calcext:value-type="date">
            <text:p>7/15/2021 14:45:5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16T15:48:32.281" calcext:value-type="date">
            <text:p>7/16/2021 15:48:32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16T17:36:02.893" calcext:value-type="date">
            <text:p>7/16/2021 17:36:0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ever</text:p>
          </table:table-cell>
          <table:table-cell table:number-columns-repeated="3" table:style-name="ce9" office:value-type="string" calcext:value-type="string">
            <text:p>Always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0T18:39:39.727999" calcext:value-type="date">
            <text:p>7/20/2021 18:39:40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Always</text:p>
          </table:table-cell>
          <table:table-cell table:style-name="ce9" office:value-type="string" calcext:value-type="string">
            <text:p>Never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Yes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1T14:15:33.862" calcext:value-type="date">
            <text:p>7/21/2021 14:15:34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Yes</text:p>
          </table:table-cell>
          <table:table-cell table:number-columns-repeated="6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1T14:44:37.921" calcext:value-type="date">
            <text:p>7/21/2021 14:44:38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1T17:00:11.534" calcext:value-type="date">
            <text:p>7/21/2021 17:00:12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3T15:53:16.941001" calcext:value-type="date">
            <text:p>7/23/2021 15:53:17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3T18:07:28.162" calcext:value-type="date">
            <text:p>7/23/2021 18:07:28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6T11:27:53.802" calcext:value-type="date">
            <text:p>7/26/2021 11:27:5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6T15:19:18.211999" calcext:value-type="date">
            <text:p>7/26/2021 15:19:18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6T17:49:20.619001" calcext:value-type="date">
            <text:p>7/26/2021 17:49:21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Alway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7T17:12:35.936" calcext:value-type="date">
            <text:p>7/27/2021 17:12:36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3"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7T17:57:10.844" calcext:value-type="date">
            <text:p>7/27/2021 17:57:11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Yes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8T16:05:00.959999" calcext:value-type="date">
            <text:p>7/28/2021 16:05:0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Never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Alway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9T11:57:00.689" calcext:value-type="date">
            <text:p>7/29/2021 11:57:01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9T14:37:30.709" calcext:value-type="date">
            <text:p>7/29/2021 14:37:3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29T17:57:40.233" calcext:value-type="date">
            <text:p>7/29/2021 17:57:40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30T11:40:35.514001" calcext:value-type="date">
            <text:p>7/30/2021 11:40:36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30T13:29:13.018" calcext:value-type="date">
            <text:p>7/30/2021 13:29:13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Alway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30T14:39:18.517" calcext:value-type="date">
            <text:p>7/30/2021 14:39:19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30T15:49:45.601" calcext:value-type="date">
            <text:p>7/30/2021 15:49:46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Always</text:p>
          </table:table-cell>
          <table:table-cell table:number-columns-repeated="3" table:style-name="ce9" office:value-type="string" calcext:value-type="string">
            <text:p>Never</text:p>
          </table:table-cell>
          <table:table-cell table:style-name="ce9" office:value-type="string" calcext:value-type="string">
            <text:p>Yes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30T17:01:52.969001" calcext:value-type="date">
            <text:p>7/30/2021 17:01:53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7-30T17:49:20.197001" calcext:value-type="date">
            <text:p>7/30/2021 17:49:20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05T17:08:21.952001" calcext:value-type="date">
            <text:p>8/5/2021 17:08:22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24T14:36:47.726001" calcext:value-type="date">
            <text:p>8/24/2021 14:36:48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24T15:53:33.955001" calcext:value-type="date">
            <text:p>8/24/2021 15:53:34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Always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Never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24T17:45:19.678" calcext:value-type="date">
            <text:p>8/24/2021 17:45:20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31T13:24:22.081" calcext:value-type="date">
            <text:p>8/31/2021 13:24:22</text:p>
          </table:table-cell>
          <table:table-cell table:style-name="ce9" office:value-type="string" calcext:value-type="string">
            <text:p>Yes</text:p>
          </table:table-cell>
          <table:table-cell table:style-name="ce9" office:value-type="string" calcext:value-type="string">
            <text:p>Always</text:p>
          </table:table-cell>
          <table:table-cell table:number-columns-repeated="3" table:style-name="ce9" office:value-type="string" calcext:value-type="string">
            <text:p>Never</text:p>
          </table:table-cell>
          <table:table-cell table:style-name="ce9" office:value-type="string" calcext:value-type="string">
            <text:p>Yes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31T14:22:03.289" calcext:value-type="date">
            <text:p>8/31/2021 14:22:03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31T15:46:30.936" calcext:value-type="date">
            <text:p>8/31/2021 15:46:31</text:p>
          </table:table-cell>
          <table:table-cell table:style-name="ce9" office:value-type="string" calcext:value-type="string">
            <text:p>No</text:p>
          </table:table-cell>
          <table:table-cell table:number-columns-repeated="4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31T16:42:49.355" calcext:value-type="date">
            <text:p>8/31/2021 16:42:49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8-31T17:56:47.146001" calcext:value-type="date">
            <text:p>8/31/2021 17:56:47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9-02T13:26:44.516" calcext:value-type="date">
            <text:p>9/2/2021 13:26:45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2" table:style-name="ce9" office:value-type="string" calcext:value-type="string">
            <text:p>Sometimes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Yes</text:p>
          </table:table-cell>
          <table:table-cell table:number-columns-repeated="5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9-02T15:47:53.523" calcext:value-type="date">
            <text:p>9/2/2021 15:47:5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Always</text:p>
          </table:table-cell>
          <table:table-cell table:style-name="ce9" office:value-type="string" calcext:value-type="string">
            <text:p>No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9-02T16:29:43.865" calcext:value-type="date">
            <text:p>9/2/2021 16:29:44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Most of the Time</text:p>
          </table:table-cell>
          <table:table-cell table:number-columns-repeated="3" table:style-name="ce9" office:value-type="string" calcext:value-type="string">
            <text:p>Sometimes</text:p>
          </table:table-cell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table:style-name="ce8" office:value-type="date" office:date-value="2021-09-02T17:39:10.753" calcext:value-type="date">
            <text:p>9/2/2021 17:39:11</text:p>
          </table:table-cell>
          <table:table-cell table:style-name="ce9" office:value-type="string" calcext:value-type="string">
            <text:p>No</text:p>
          </table:table-cell>
          <table:table-cell table:style-name="ce9" office:value-type="string" calcext:value-type="string">
            <text:p>Sometimes</text:p>
          </table:table-cell>
          <table:table-cell table:number-columns-repeated="2" table:style-name="ce9" office:value-type="string" calcext:value-type="string">
            <text:p>Most of the Time</text:p>
          </table:table-cell>
          <table:table-cell table:style-name="ce9" office:value-type="string" calcext:value-type="string">
            <text:p>Never</text:p>
          </table:table-cell>
          <table:table-cell table:style-name="ce9" office:value-type="string" calcext:value-type="string">
            <text:p>No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1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9">00/00/0000</text:date>, <text:time style:data-style-name="N2" text:time-value="17:31:53.152086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520" meta:object-count="0"/>
  </office:meta>
</office:document-meta>
</file>